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6ef9" officeooo:paragraph-rsid="001e6ef9"/>
    </style:style>
    <style:style style:name="P2" style:family="paragraph" style:parent-style-name="Standard">
      <style:text-properties officeooo:rsid="001e6ef9" officeooo:paragraph-rsid="001e6ef9"/>
    </style:style>
    <style:style style:name="P3" style:family="paragraph" style:parent-style-name="Standard">
      <style:text-properties officeooo:rsid="0020709d" officeooo:paragraph-rsid="0020709d"/>
    </style:style>
    <style:style style:name="P4" style:family="paragraph" style:parent-style-name="Standard">
      <style:text-properties officeooo:rsid="0020709d" officeooo:paragraph-rsid="0021fa38"/>
    </style:style>
    <style:style style:name="T1" style:family="text">
      <style:text-properties officeooo:rsid="0021fa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gni corso è caratterizzato da moduli che possono essere comuni anche ad altri corsi. (EX: modulo di inglese in 4 corsi diversi)</text:p>
      <text:p text:style-name="P1">ogni modulo ha una certa durata e un certo programma.</text:p>
      <text:p text:style-name="P1">Gestire anche gli studenti frequentanti corsi e gli insegnanti che insegnano uno o più moduli.</text:p>
      <text:p text:style-name="P1"/>
      <text:p text:style-name="P1"><text:s/></text:p>
      <text:p text:style-name="P3">Progettare lo schema concettuale di una base di dati per la gestione dei magazzini di un calzaturificio. Le informazioni devono riguardare non solo i magazzini, ma le calzatura stoccate (con le relative giacenze EX mocassino: 32, stivali: 44) e i punti vendita con le relative vendite effettuate. </text:p>
      <text:p text:style-name="P3"/>
      <text:p text:style-name="P3"/>
      <text:p text:style-name="P4">Progettare lo schema concettuale di una base di dati <text:span text:style-name="T1">per la gestione delle informazioni relative ai clienti di una banca e alle operazioni bancarie che effettuano su i conti correnti a loro intestati presso le diverse filiali. (più conti in filiali diversi) Ogni cliente può avere intestati più di un conto corrente e ogni conto corrente può essere intestato anche a più di una persona. I clienti effettuano operazioni di vario tipo (prelievo da sportello, prelievo con bancomat, prelievo con assegno, versamento con bonifico, etc etc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3M16S</meta:editing-duration>
    <meta:editing-cycles>4</meta:editing-cycles>
    <meta:generator>LibreOffice/5.2.1.2$Windows_x86 LibreOffice_project/31dd62db80d4e60af04904455ec9c9219178d620</meta:generator>
    <dc:date>2017-09-20T11:38:21.056000000</dc:date>
    <meta:document-statistic meta:table-count="0" meta:image-count="0" meta:object-count="0" meta:page-count="1" meta:paragraph-count="6" meta:word-count="180" meta:character-count="1108" meta:non-whitespace-character-count="931"/>
    <meta:user-defined meta:name="Info 1"/>
    <meta:user-defined meta:name="Info 2"/>
    <meta:user-defined meta:name="Info 3"/>
    <meta:user-defined meta:name="Info 4"/>
  </office:meta>
</office:document-meta>
</file>